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3mm"/>
    </style:style>
    <style:style style:name="co2" style:family="table-column">
      <style:table-column-properties fo:break-before="auto" style:column-width="42.9mm"/>
    </style:style>
    <style:style style:name="co3" style:family="table-column">
      <style:table-column-properties fo:break-before="auto" style:column-width="27.62mm"/>
    </style:style>
    <style:style style:name="co4" style:family="table-column">
      <style:table-column-properties fo:break-before="auto" style:column-width="17.02mm"/>
    </style:style>
    <style:style style:name="ro1" style:family="table-row">
      <style:table-row-properties style:row-height="5.72m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Explanatory_20_Text" style:data-style-name="N1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事故船舶種類</text:p>
          </table:table-cell>
          <table:table-cell table:style-name="ce1" office:value-type="string" calcext:value-type="string">
            <text:p>事故船舶種類百分比</text:p>
          </table:table-cell>
          <table:table-cell table:style-name="ce1" office:value-type="string" calcext:value-type="string">
            <text:p>人員狀況分析</text:p>
          </table:table-cell>
          <table:table-cell table:style-name="ce1" office:value-type="string" calcext:value-type="string">
            <text:p>人員狀況分析百分比</text:p>
          </table:table-cell>
          <table:table-cell table:style-name="ce1" office:value-type="string" calcext:value-type="string">
            <text:p>事故種類分析</text:p>
          </table:table-cell>
          <table:table-cell table:style-name="ce1" office:value-type="string" calcext:value-type="string">
            <text:p>事故種類分析百分比</text:p>
          </table:table-cell>
          <table:table-cell table:style-name="ce1" office:value-type="string" calcext:value-type="string">
            <text:p>案發海象分析</text:p>
          </table:table-cell>
          <table:table-cell table:style-name="ce1" office:value-type="string" calcext:value-type="string">
            <text:p>案發海象分析百分比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漁船</text:p>
          </table:table-cell>
          <table:table-cell table:style-name="ce3" table:formula="of:=42/83" office:value-type="percentage" office:value="0.506024096385542" calcext:value-type="percentage">
            <text:p>50.60%</text:p>
          </table:table-cell>
          <table:table-cell table:style-name="ce1" office:value-type="string" calcext:value-type="string">
            <text:p>獲救</text:p>
          </table:table-cell>
          <table:table-cell table:style-name="ce4" table:formula="of:=565/671" office:value-type="percentage" office:value="0.842026825633383" calcext:value-type="percentage">
            <text:p>84.20%</text:p>
          </table:table-cell>
          <table:table-cell table:style-name="ce1" office:value-type="string" calcext:value-type="string">
            <text:p>機械故障</text:p>
          </table:table-cell>
          <table:table-cell table:style-name="ce5" table:formula="of:=46/123" office:value-type="percentage" office:value="0.373983739837398" calcext:value-type="percentage">
            <text:p>37.40%</text:p>
          </table:table-cell>
          <table:table-cell table:style-name="ce1" office:value-type="string" calcext:value-type="string">
            <text:p>0級</text:p>
          </table:table-cell>
          <table:table-cell table:style-name="ce5" table:formula="of:=0/83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漁筏</text:p>
          </table:table-cell>
          <table:table-cell table:style-name="ce3" table:formula="of:=10/83" office:value-type="percentage" office:value="0.120481927710843" calcext:value-type="percentage">
            <text:p>12.05%</text:p>
          </table:table-cell>
          <table:table-cell table:style-name="ce1" office:value-type="string" calcext:value-type="string">
            <text:p>死亡</text:p>
          </table:table-cell>
          <table:table-cell table:style-name="ce4" table:formula="of:=64/671" office:value-type="percentage" office:value="0.0953800298062593" calcext:value-type="percentage">
            <text:p>9.54%</text:p>
          </table:table-cell>
          <table:table-cell table:style-name="ce1" office:value-type="string" calcext:value-type="string">
            <text:p>擱淺</text:p>
          </table:table-cell>
          <table:table-cell table:style-name="ce5" table:formula="of:=16/123" office:value-type="percentage" office:value="0.130081300813008" calcext:value-type="percentage">
            <text:p>13.01%</text:p>
          </table:table-cell>
          <table:table-cell table:style-name="ce1" office:value-type="string" calcext:value-type="string">
            <text:p>1級</text:p>
          </table:table-cell>
          <table:table-cell table:style-name="ce5" table:formula="of:=0/83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舢舨</text:p>
          </table:table-cell>
          <table:table-cell table:style-name="ce3" table:formula="of:=14/83" office:value-type="percentage" office:value="0.168674698795181" calcext:value-type="percentage">
            <text:p>16.87%</text:p>
          </table:table-cell>
          <table:table-cell table:style-name="ce1" office:value-type="string" calcext:value-type="string">
            <text:p>失蹤</text:p>
          </table:table-cell>
          <table:table-cell table:style-name="ce5" table:formula="of:=42/671" office:value-type="percentage" office:value="0.0625931445603577" calcext:value-type="percentage">
            <text:p>6.26%</text:p>
          </table:table-cell>
          <table:table-cell table:style-name="ce1" office:value-type="string" calcext:value-type="string">
            <text:p>失火</text:p>
          </table:table-cell>
          <table:table-cell table:style-name="ce5" table:formula="of:=29/123" office:value-type="percentage" office:value="0.235772357723577" calcext:value-type="percentage">
            <text:p>23.58%</text:p>
          </table:table-cell>
          <table:table-cell table:style-name="ce1" office:value-type="string" calcext:value-type="string">
            <text:p>2級</text:p>
          </table:table-cell>
          <table:table-cell table:style-name="ce5" table:formula="of:=3/83" office:value-type="percentage" office:value="0.036144578313253" calcext:value-type="percentage">
            <text:p>3.61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商船</text:p>
          </table:table-cell>
          <table:table-cell table:style-name="ce3" table:formula="of:=6/83" office:value-type="percentage" office:value="0.072289156626506" calcext:value-type="percentage">
            <text:p>7.23%</text:p>
          </table:table-cell>
          <table:table-cell table:style-name="ce1" table:number-columns-repeated="2"/>
          <table:table-cell table:style-name="ce1" office:value-type="string" calcext:value-type="string">
            <text:p>漏水</text:p>
          </table:table-cell>
          <table:table-cell table:style-name="ce4" table:formula="of:=7/123" office:value-type="percentage" office:value="0.0569105691056911" calcext:value-type="percentage">
            <text:p>5.69%</text:p>
          </table:table-cell>
          <table:table-cell table:style-name="ce1" office:value-type="string" calcext:value-type="string">
            <text:p>3級</text:p>
          </table:table-cell>
          <table:table-cell table:style-name="ce5" table:formula="of:=3/83" office:value-type="percentage" office:value="0.036144578313253" calcext:value-type="percentage">
            <text:p>3.61%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其他</text:p>
          </table:table-cell>
          <table:table-cell table:style-name="ce3" table:formula="of:=11/83" office:value-type="percentage" office:value="0.132530120481928" calcext:value-type="percentage">
            <text:p>13.25%</text:p>
          </table:table-cell>
          <table:table-cell table:style-name="ce1" table:number-columns-repeated="2"/>
          <table:table-cell table:style-name="ce1" office:value-type="string" calcext:value-type="string">
            <text:p>碰撞</text:p>
          </table:table-cell>
          <table:table-cell table:style-name="ce4" table:formula="of:=1/123" office:value-type="percentage" office:value="0.00813008130081301" calcext:value-type="percentage">
            <text:p>0.81%</text:p>
          </table:table-cell>
          <table:table-cell table:style-name="ce1" office:value-type="string" calcext:value-type="string">
            <text:p>4級</text:p>
          </table:table-cell>
          <table:table-cell table:style-name="ce5" table:formula="of:=15/83" office:value-type="percentage" office:value="0.180722891566265" calcext:value-type="percentage">
            <text:p>18.07%</text:p>
          </table:table-cell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絞擺</text:p>
          </table:table-cell>
          <table:table-cell table:style-name="ce4" table:formula="of:=3/123" office:value-type="percentage" office:value="0.024390243902439" calcext:value-type="percentage">
            <text:p>2.44%</text:p>
          </table:table-cell>
          <table:table-cell table:style-name="ce1" office:value-type="string" calcext:value-type="string">
            <text:p>5級</text:p>
          </table:table-cell>
          <table:table-cell table:style-name="ce5" table:formula="of:=14/83" office:value-type="percentage" office:value="0.168674698795181" calcext:value-type="percentage">
            <text:p>16.87%</text:p>
          </table:table-cell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天災</text:p>
          </table:table-cell>
          <table:table-cell table:style-name="ce5" table:formula="of:=6/123" office:value-type="percentage" office:value="0.0487804878048781" calcext:value-type="percentage">
            <text:p>4.88%</text:p>
          </table:table-cell>
          <table:table-cell table:style-name="ce1" office:value-type="string" calcext:value-type="string">
            <text:p>6級</text:p>
          </table:table-cell>
          <table:table-cell table:style-name="ce5" table:formula="of:=16/83" office:value-type="percentage" office:value="0.192771084337349" calcext:value-type="percentage">
            <text:p>19.28%</text:p>
          </table:table-cell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其他</text:p>
          </table:table-cell>
          <table:table-cell table:style-name="ce5" table:formula="of:=15/123" office:value-type="percentage" office:value="0.121951219512195" calcext:value-type="percentage">
            <text:p>12.20%</text:p>
          </table:table-cell>
          <table:table-cell table:style-name="ce1" office:value-type="string" calcext:value-type="string">
            <text:p>7級</text:p>
          </table:table-cell>
          <table:table-cell table:style-name="ce5" table:formula="of:=12/83" office:value-type="percentage" office:value="0.144578313253012" calcext:value-type="percentage">
            <text:p>14.46%</text:p>
          </table:table-cell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8級</text:p>
          </table:table-cell>
          <table:table-cell table:style-name="ce5" table:formula="of:=13/83" office:value-type="percentage" office:value="0.156626506024096" calcext:value-type="percentage">
            <text:p>15.66%</text:p>
          </table:table-cell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9級</text:p>
          </table:table-cell>
          <table:table-cell table:style-name="ce5" table:formula="of:=7/83" office:value-type="percentage" office:value="0.0843373493975904" calcext:value-type="percentage">
            <text:p>8.43%</text:p>
          </table:table-cell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10級</text:p>
          </table:table-cell>
          <table:table-cell table:style-name="ce5" office:value-type="percentage" office:value="0.026" calcext:value-type="percentage">
            <text:p>2.60%</text:p>
          </table:table-cell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11級</text:p>
          </table:table-cell>
          <table:table-cell table:style-name="ce5" table:formula="of:=0/83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12級</text:p>
          </table:table-cell>
          <table:table-cell table:style-name="ce5" table:formula="of:=0/83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13級</text:p>
          </table:table-cell>
          <table:table-cell table:style-name="ce5" table:formula="of:=0/83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fo:font-size="12pt" fo:font-style="normal" fo:text-shadow="none" style:text-underline-style="none" fo:font-weight="normal" style:font-name-asian="新細明體" style:font-family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style:scale-to="100%" style:writing-mode="lr-tb" style:print="charts drawings objects zero-values"/>
      <style:header-style>
        <style:header-footer-properties fo:min-height="3.53mm" fo:margin-left="0mm" fo:margin-right="0mm" fo:margin-bottom="0mm"/>
      </style:header-style>
      <style:footer-style>
        <style:header-footer-properties fo:min-height="3.53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陳振友</meta:initial-creator>
    <meta:editing-cycles>8</meta:editing-cycles>
    <meta:print-date>2022-05-23T02:57:07</meta:print-date>
    <meta:creation-date>2020-03-25T16:37:48</meta:creation-date>
    <dc:date>2022-05-25T16:28:04.007000000</dc:date>
    <dc:language>zh-TW</dc:language>
    <meta:editing-duration>PT27M28S</meta:editing-duration>
    <meta:generator>NDC_ODF_Application_Tools/1.0.3$Windows_X86_64 LibreOffice_project/8ad3e16aadc5e73175a2d44b1abec8638aa18880</meta:generator>
    <meta:document-statistic meta:table-count="1" meta:cell-count="6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